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1d7a" officeooo:paragraph-rsid="00131d7a"/>
    </style:style>
    <style:style style:name="P2" style:family="paragraph" style:parent-style-name="Standard">
      <style:paragraph-properties fo:text-align="center" style:justify-single-word="false"/>
      <style:text-properties officeooo:rsid="00131d7a" officeooo:paragraph-rsid="00131d7a"/>
    </style:style>
    <style:style style:name="P3"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31d7a" officeooo:paragraph-rsid="00131d7a"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weight="bold" officeooo:rsid="00131d7a" officeooo:paragraph-rsid="00131d7a" style:font-weight-asian="bold" style:font-weight-complex="bold"/>
    </style:style>
    <style:style style:name="P5" style:family="paragraph" style:parent-style-name="Standard">
      <style:paragraph-properties fo:text-align="start" style:justify-single-word="false"/>
      <style:text-properties officeooo:paragraph-rsid="00131d7a"/>
    </style:style>
    <style:style style:name="P6" style:family="paragraph" style:parent-style-name="Standard">
      <style:paragraph-properties fo:text-align="start" style:justify-single-word="false"/>
      <style:text-properties officeooo:rsid="0014595c" officeooo:paragraph-rsid="00164462"/>
    </style:style>
    <style:style style:name="P7" style:family="paragraph" style:parent-style-name="Standard">
      <style:paragraph-properties fo:text-align="start" style:justify-single-word="false"/>
      <style:text-properties officeooo:rsid="00164462" officeooo:paragraph-rsid="00164462"/>
    </style:style>
    <style:style style:name="P8" style:family="paragraph" style:parent-style-name="Standard" style:list-style-name="L3">
      <style:paragraph-properties fo:text-align="start" style:justify-single-word="false"/>
      <style:text-properties officeooo:paragraph-rsid="001d67af"/>
    </style:style>
    <style:style style:name="P9" style:family="paragraph" style:parent-style-name="Standard">
      <style:paragraph-properties fo:text-align="start" style:justify-single-word="false"/>
      <style:text-properties officeooo:paragraph-rsid="0020ba1a"/>
    </style:style>
    <style:style style:name="P10" style:family="paragraph" style:parent-style-name="Standard" style:list-style-name="L1">
      <style:paragraph-properties fo:text-align="start" style:justify-single-word="false"/>
      <style:text-properties officeooo:rsid="00131d7a" officeooo:paragraph-rsid="00131d7a"/>
    </style:style>
    <style:style style:name="P11" style:family="paragraph" style:parent-style-name="Standard" style:list-style-name="L1">
      <style:paragraph-properties fo:text-align="start" style:justify-single-word="false"/>
      <style:text-properties officeooo:rsid="0014595c" officeooo:paragraph-rsid="001d67af"/>
    </style:style>
    <style:style style:name="P12" style:family="paragraph" style:parent-style-name="Standard" style:list-style-name="L1">
      <style:paragraph-properties fo:text-align="start" style:justify-single-word="false"/>
      <style:text-properties officeooo:rsid="00164462" officeooo:paragraph-rsid="001d67af"/>
    </style:style>
    <style:style style:name="P13" style:family="paragraph" style:parent-style-name="Standard">
      <style:paragraph-properties fo:text-align="start" style:justify-single-word="false"/>
      <style:text-properties officeooo:rsid="00164462" officeooo:paragraph-rsid="00164462"/>
    </style:style>
    <style:style style:name="P14" style:family="paragraph" style:parent-style-name="Standard">
      <style:paragraph-properties fo:text-align="start" style:justify-single-word="false"/>
      <style:text-properties officeooo:rsid="00164462" officeooo:paragraph-rsid="0018e751"/>
    </style:style>
    <style:style style:name="P15" style:family="paragraph" style:parent-style-name="Standard">
      <style:paragraph-properties fo:text-align="start" style:justify-single-word="false"/>
      <style:text-properties officeooo:rsid="0018e751" officeooo:paragraph-rsid="0018e751"/>
    </style:style>
    <style:style style:name="P16" style:family="paragraph" style:parent-style-name="Standard" style:list-style-name="L2">
      <style:paragraph-properties fo:text-align="start" style:justify-single-word="false"/>
      <style:text-properties officeooo:rsid="001a63e5" officeooo:paragraph-rsid="002235fb"/>
    </style:style>
    <style:style style:name="P17" style:family="paragraph" style:parent-style-name="Standard">
      <style:paragraph-properties fo:text-align="start" style:justify-single-word="false"/>
      <style:text-properties officeooo:rsid="001a63e5" officeooo:paragraph-rsid="001a63e5"/>
    </style:style>
    <style:style style:name="P18" style:family="paragraph" style:parent-style-name="Standard">
      <style:paragraph-properties fo:text-align="start" style:justify-single-word="false"/>
      <style:text-properties officeooo:rsid="001a63e5" officeooo:paragraph-rsid="001b9b1c"/>
    </style:style>
    <style:style style:name="P19" style:family="paragraph" style:parent-style-name="Standard" style:list-style-name="L3">
      <style:paragraph-properties fo:text-align="start" style:justify-single-word="false"/>
      <style:text-properties officeooo:rsid="001a63e5" officeooo:paragraph-rsid="001f38b3"/>
    </style:style>
    <style:style style:name="P20" style:family="paragraph" style:parent-style-name="Standard" style:list-style-name="L3">
      <style:paragraph-properties fo:text-align="start" style:justify-single-word="false"/>
      <style:text-properties officeooo:rsid="001d67af" officeooo:paragraph-rsid="001d67af"/>
    </style:style>
    <style:style style:name="P21" style:family="paragraph" style:parent-style-name="Standard" style:list-style-name="L3">
      <style:paragraph-properties fo:text-align="start" style:justify-single-word="false"/>
      <style:text-properties officeooo:rsid="001d67af" officeooo:paragraph-rsid="001f38b3"/>
    </style:style>
    <style:style style:name="P22" style:family="paragraph" style:parent-style-name="Standard">
      <style:paragraph-properties fo:text-align="center" style:justify-single-word="false"/>
      <style:text-properties fo:font-weight="bold" officeooo:paragraph-rsid="0020ba1a" style:font-weight-asian="bold" style:font-weight-complex="bold"/>
    </style:style>
    <style:style style:name="P23" style:family="paragraph" style:parent-style-name="Standard">
      <style:paragraph-properties fo:text-align="start" style:justify-single-word="false"/>
      <style:text-properties fo:font-weight="normal" officeooo:rsid="002235fb" officeooo:paragraph-rsid="002235fb" style:font-weight-asian="normal" style:font-weight-complex="normal"/>
    </style:style>
    <style:style style:name="P24" style:family="paragraph" style:parent-style-name="Standard" style:list-style-name="L5">
      <style:paragraph-properties fo:text-align="start" style:justify-single-word="false"/>
      <style:text-properties fo:font-weight="normal" officeooo:rsid="002235fb" officeooo:paragraph-rsid="002235fb" style:font-weight-asian="normal" style:font-weight-complex="normal"/>
    </style:style>
    <style:style style:name="P25" style:family="paragraph" style:parent-style-name="Standard">
      <style:paragraph-properties fo:text-align="center" style:justify-single-word="false"/>
      <style:text-properties fo:font-weight="normal" officeooo:paragraph-rsid="0020ba1a" style:font-weight-asian="normal" style:font-weight-complex="normal"/>
    </style:style>
    <style:style style:name="P26" style:family="paragraph" style:parent-style-name="Standard" style:list-style-name="L5">
      <style:paragraph-properties fo:text-align="start" style:justify-single-word="false"/>
      <style:text-properties fo:font-weight="normal" officeooo:paragraph-rsid="002235fb" style:font-weight-asian="normal" style:font-weight-complex="normal"/>
    </style:style>
    <style:style style:name="P27" style:family="paragraph" style:parent-style-name="Standard" style:list-style-name="L5">
      <style:paragraph-properties fo:text-align="start" style:justify-single-word="false"/>
      <style:text-properties fo:font-weight="normal" officeooo:rsid="0023eede" officeooo:paragraph-rsid="0023eede" style:font-weight-asian="normal" style:font-weight-complex="normal"/>
    </style:style>
    <style:style style:name="P28" style:family="paragraph" style:parent-style-name="Standard">
      <style:paragraph-properties fo:text-align="start" style:justify-single-word="false"/>
      <style:text-properties officeooo:rsid="00263cae" officeooo:paragraph-rsid="00263cae"/>
    </style:style>
    <style:style style:name="T1" style:family="text">
      <style:text-properties officeooo:rsid="00164462"/>
    </style:style>
    <style:style style:name="T2" style:family="text">
      <style:text-properties officeooo:rsid="001745ee"/>
    </style:style>
    <style:style style:name="T3" style:family="text">
      <style:text-properties officeooo:rsid="0018e751"/>
    </style:style>
    <style:style style:name="T4" style:family="text">
      <style:text-properties officeooo:rsid="001b9b1c"/>
    </style:style>
    <style:style style:name="T5" style:family="text">
      <style:text-properties officeooo:rsid="001d67af"/>
    </style:style>
    <style:style style:name="T6" style:family="text">
      <style:text-properties officeooo:rsid="001f38b3"/>
    </style:style>
    <style:style style:name="T7" style:family="text">
      <style:text-properties officeooo:rsid="0020ba1a"/>
    </style:style>
    <style:style style:name="T8" style:family="text">
      <style:text-properties officeooo:rsid="002235fb"/>
    </style:style>
    <style:style style:name="T9" style:family="text">
      <style:text-properties officeooo:rsid="0023ee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ÉTRICAS DE SOFTWARE PARA SISTEMAS OO</text:p>
      <text:p text:style-name="P1"/>
      <text:p text:style-name="P1"/>
      <text:p text:style-name="P1"/>
      <text:p text:style-name="P1"/>
      <text:p text:style-name="P4">MÉTRICAS ORIENTADAS A CLASES</text:p>
      <text:p text:style-name="P4"/>
      <text:p text:style-name="P2"/>
      <text:list xml:id="list7840295491540884021" text:style-name="L1">
        <text:list-item>
          <text:p text:style-name="P10">Árbol de Profundidad de Herencia (APH):</text:p>
          <text:p text:style-name="P10">La longitud máxima desde un nodo hasta la raíz del árbol es de 2. Podemos notar que por ser un APH bajo, no habra grandes dificultades para predecir el comportamiento de las clases (en este caso el comportamiento de Category, Game, GameQuestions, Question y User, que todas heredan de Model). No habra una gran reutilizacion de metodos, ni una gran complejidad de diseño.</text:p>
        </text:list-item>
      </text:list>
      <text:p text:style-name="P5"/>
      <text:p text:style-name="P5"/>
      <text:list xml:id="list162329908492937" text:continue-numbering="true" text:style-name="L1">
        <text:list-item>
          <text:p text:style-name="P11">Número de Descendientes (NDD): </text:p>
          <text:p text:style-name="P11">El numero de subclases inmediatamente subordinadas a la clase Model es de 5. Para todas las demas clases el NDD es de 0. Podemos notar, por lo tanto, que habra una gran reutilizacion de la clase Model, pero no de las demas clases. <text:span text:style-name="T1">No creemos que la abstracción representada por las clases predecesoras puede verse diluida, algunos de los descendientes pueden no ser realmente miembros propios de dicha clase.</text:span></text:p>
        </text:list-item>
      </text:list>
      <text:p text:style-name="P6"/>
      <text:list xml:id="list162330078924123" text:continue-numbering="true" text:style-name="L1">
        <text:list-item>
          <text:p text:style-name="P12">Acoplamiento entre Clases Objeto (ACO): </text:p>
          <text:p text:style-name="P12">El número de colaboraciones de las clases son:</text:p>
        </text:list-item>
      </text:list>
      <text:p text:style-name="P7"/>
      <text:p text:style-name="P7"><text:tab/>ACO de <text:span text:style-name="T2">User = 1</text:span></text:p>
      <text:p text:style-name="P7"><text:tab/><text:span text:style-name="T2">ACO de Category = 1</text:span></text:p>
      <text:p text:style-name="P7"><text:tab/><text:span text:style-name="T2">ACO de Game = 2</text:span></text:p>
      <text:p text:style-name="P7"><text:tab/><text:span text:style-name="T2">ACO de Question = 2</text:span></text:p>
      <text:p text:style-name="P28"><text:tab/>ACO de GamesQuestions = 2</text:p>
      <text:p text:style-name="P28"><text:tab/>ACO de App = 5</text:p>
      <text:p text:style-name="P14"><text:tab/></text:p>
      <text:p text:style-name="P14"><text:span text:style-name="T3"><text:tab/>Podemos ver que el ACO para las clases se mantiene en valores bajos y razonables, por lo <text:tab/>cual no disminuye la reutilización de las clases ni se complica el mantenimiento.</text:span></text:p>
      <text:p text:style-name="P14"/>
      <text:list xml:id="list1293549793203248997" text:style-name="L2">
        <text:list-item>
          <text:p text:style-name="P16">Tamaño de Clase (TC): </text:p>
          <text:p text:style-name="P16">Midiendo el tamaño de clase por numero de operaciones propias, los valores son:</text:p>
        </text:list-item>
      </text:list>
      <text:p text:style-name="P17"/>
      <text:p text:style-name="P17"><text:tab/>TC App = 11</text:p>
      <text:p text:style-name="P17"><text:tab/>TC User = 6</text:p>
      <text:p text:style-name="P17"><text:tab/>TC Category = 1</text:p>
      <text:p text:style-name="P17"><text:tab/>TC Game = 9</text:p>
      <text:p text:style-name="P17"><text:tab/>TC Question = 5</text:p>
      <text:p text:style-name="P17"><text:tab/>TC GameQuestions = 1</text:p>
      <text:p text:style-name="P17"/>
      <text:p text:style-name="P18"><text:tab/><text:span text:style-name="T4">Podemos observar que en nuestro caso no se disminuye la reutilización, y la implementación <text:tab/>y la prueba no se vuelven complicadas.</text:span></text:p>
      <text:p text:style-name="P18"/>
      <text:p text:style-name="P18"><text:soft-page-break/></text:p>
      <text:p text:style-name="P18"/>
      <text:list xml:id="list697458698785762118" text:style-name="L3">
        <text:list-item>
          <text:p text:style-name="P20">Número de Operaciones redefinidas por una subclase (NOR): </text:p>
          <text:p text:style-name="P20">El valor de NOR se mantiene en cero para todas las clases ya que no hay ninguna subclase que sustituya una operación heredada de su superclase por una versión especializada para su propio uso. Por lo tanto podemos observar que la jerarquía de clases es fuerte, y no son difíciles de modificar y comprobar.</text:p>
        </text:list-item>
      </text:list>
      <text:p text:style-name="P15"/>
      <text:list xml:id="list162330849672899" text:continue-numbering="true" text:style-name="L3">
        <text:list-item>
          <text:p text:style-name="P8"><text:span text:style-name="T5">Número de Operaciones Añadidas por una subclase (NOA): </text:span></text:p>
          <text:p text:style-name="P21">Los valores observados son:</text:p>
          <text:p text:style-name="P21"/>
          <text:p text:style-name="P21"><text:span text:style-name="T6">NOA User = 6</text:span></text:p>
          <text:p text:style-name="P19"><text:span text:style-name="T6">NOA</text:span> Category = 1</text:p>
          <text:p text:style-name="P19"><text:span text:style-name="T6">NOA</text:span> Game = 9</text:p>
          <text:p text:style-name="P19"><text:span text:style-name="T6">NOA</text:span> Question = 5</text:p>
          <text:p text:style-name="P19"><text:span text:style-name="T6">NOA</text:span> GameQuestions = 1</text:p>
          <text:p text:style-name="P20"/>
        </text:list-item>
      </text:list>
      <text:p text:style-name="P9"><text:span text:style-name="T7"><text:tab/>Podemos observar mayor profundidad de la jerarquía de clases en User, Game Y Question <text:tab/>ya que el valor de NOA es mayor en ellas.</text:span></text:p>
      <text:p text:style-name="P9"/>
      <text:p text:style-name="P9"/>
      <text:p text:style-name="P9"/>
      <text:p text:style-name="P22"><text:span text:style-name="T7">MÉTRICAS ORIENTADAS A LAS OPERACIONES</text:span></text:p>
      <text:p text:style-name="P22"/>
      <text:p text:style-name="P25"/>
      <text:list xml:id="list1589450997726318536" text:style-name="L5">
        <text:list-item>
          <text:p text:style-name="P26"><text:span text:style-name="T8">Número medio de Parámetros por Operación (NP media): </text:span></text:p>
          <text:p text:style-name="P24">Los valores observados son:</text:p>
          <text:p text:style-name="P24"/>
          <text:p text:style-name="P24">NPmedia User = 6/6 = 1</text:p>
        </text:list-item>
      </text:list>
      <text:p text:style-name="P23"><text:tab/>N<text:span text:style-name="T9">P</text:span>media Category = <text:span text:style-name="T9">1/1</text:span> = 1</text:p>
      <text:list xml:id="list162331959207751" text:continue-numbering="true" text:style-name="L5">
        <text:list-header>
          <text:p text:style-name="P27">NPmedia App = 22/11 = 2</text:p>
          <text:p text:style-name="P27">NPmedia Game = 10/9 = 1.11</text:p>
          <text:p text:style-name="P27">NPmedia GamesQuestions = 2/1 = 2</text:p>
          <text:p text:style-name="P27">NPmedia Question = 6/5 = 1.2</text:p>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2:32:41.410065904</meta:creation-date>
    <dc:date>2017-10-06T16:23:06.035298909</dc:date>
    <meta:editing-duration>PT1H23M53S</meta:editing-duration>
    <meta:editing-cycles>6</meta:editing-cycles>
    <meta:generator>LibreOffice/5.1.6.2$Linux_X86_64 LibreOffice_project/10m0$Build-2</meta:generator>
    <meta:document-statistic meta:table-count="0" meta:image-count="0" meta:object-count="0" meta:page-count="2" meta:paragraph-count="47" meta:word-count="485" meta:character-count="2560" meta:non-whitespace-character-count="2119"/>
  </office:meta>
</office:document-meta>
</file>